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, sans-serif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4576in" table:align="center" style:writing-mode="lr-tb"/>
    </style:style>
    <style:style style:name="Table2.A" style:family="table-column">
      <style:table-column-properties style:column-width="0.8174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2.4604in"/>
    </style:style>
    <style:style style:name="Table2.D" style:family="table-column">
      <style:table-column-properties style:column-width="2.4924in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background-color="#c0c0c0" fo:padding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194in" fo:border="0.0139in solid #000000" style:writing-mode="lr-tb">
        <style:background-image/>
      </style:table-cell-properties>
    </style:style>
    <style:style style:name="Table2.2" style:family="table-row">
      <style:table-row-properties style:min-row-height="0.4181in" style:keep-together="true" fo:keep-together="auto"/>
    </style:style>
    <style:style style:name="Table2.A2" style:family="table-cell">
      <style:table-cell-properties style:vertical-align="middle" fo:padding="0.0194in" fo:border-left="0.0139in solid #000000" fo:border-right="none" fo:border-top="0.0139in solid #000000" fo:border-bottom="0.0139in solid #000000" style:writing-mode="lr-tb"/>
    </style:style>
    <style:style style:name="Table2.D2" style:family="table-cell">
      <style:table-cell-properties style:vertical-align="middle" fo:padding="0.0194in" fo:border="0.0139in solid #000000" style:writing-mode="lr-tb"/>
    </style:style>
    <style:style style:name="Table2.3" style:family="table-row">
      <style:table-row-properties style:keep-together="true" fo:keep-together="auto"/>
    </style:style>
    <style:style style:name="Table2.A4" style:family="table-cell">
      <style:table-cell-properties style:vertical-align="middle" fo:padding="0.0194in" fo:border-left="0.0139in solid #000000" fo:border-right="none" fo:border-top="none" fo:border-bottom="0.0139in solid #000000" style:writing-mode="lr-tb"/>
    </style:style>
    <style:style style:name="Table2.D4" style:family="table-cell">
      <style:table-cell-properties style:vertical-align="middle" fo:padding="0.0194in" fo:border-left="0.0139in solid #000000" fo:border-right="0.0139in solid #000000" fo:border-top="none" fo:border-bottom="0.0139in solid #000000" style:writing-mode="lr-tb"/>
    </style:style>
    <style:style style:name="Table1" style:family="table">
      <style:table-properties style:width="45.5097in" fo:margin-left="14.9264in" table:align="left" style:writing-mode="lr-tb"/>
    </style:style>
    <style:style style:name="Table1.A" style:family="table-column">
      <style:table-column-properties style:column-width="24.4924in"/>
    </style:style>
    <style:style style:name="Table1.B" style:family="table-column">
      <style:table-column-properties style:column-width="21.0174in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background-color="#c0c0c0" fo:padding="0.0194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194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2" style:family="table-row">
      <style:table-row-properties style:min-row-height="0.4181in" style:keep-together="true" fo:keep-together="auto"/>
    </style:style>
    <style:style style:name="Table1.A2" style:family="table-cell">
      <style:table-cell-properties style:vertical-align="top" fo:padding="0.0194in" fo:border-left="0.0139in solid #000000" fo:border-right="none" fo:border-top="none" fo:border-bottom="0.0139in solid #000000" style:writing-mode="lr-tb"/>
    </style:style>
    <style:style style:name="Table1.B2" style:family="table-cell">
      <style:table-cell-properties style:vertical-align="top" fo:padding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7" style:family="paragraph" style:parent-style-name="Standard">
      <style:paragraph-properties fo:line-height="150%" fo:text-align="end" style:justify-single-word="false"/>
      <style:text-properties style:font-name="Arial" fo:font-size="14pt" style:font-size-asian="14pt" style:font-name-complex="Arial"/>
    </style:style>
    <style:style style:name="P8" style:family="paragraph" style:parent-style-name="Standard">
      <style:paragraph-properties fo:line-height="150%" fo:text-align="end" style:justify-single-word="false"/>
      <style:text-properties style:font-name="Arial" fo:font-size="14pt" fo:language="en" fo:country="US" style:font-size-asian="14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</style:style>
    <style:style style:name="P12" style:family="paragraph" style:parent-style-name="Standard">
      <style:paragraph-properties fo:break-before="column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Arial" fo:font-size="16pt" fo:language="pt" fo:country="BR" fo:font-weight="bold" style:font-size-asian="16pt" style:font-weight-asian="bold" style:font-name-complex="Arial" style:font-size-complex="16pt" style:font-weight-complex="bold"/>
    </style:style>
    <style:style style:name="P15" style:family="paragraph" style:parent-style-name="Standard">
      <style:paragraph-properties fo:margin-left="0.85in" fo:margin-right="0in" fo:text-indent="-0.35in" style:auto-text-indent="false"/>
      <style:text-properties style:font-name="Arial" fo:font-size="10pt" fo:language="pt" fo:country="BR" style:font-size-asian="10pt" style:font-name-complex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Normal_20__28_Web_29_">
      <style:paragraph-properties fo:margin-left="0.4917in" fo:margin-right="0in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Normal_20__28_Web_29_">
      <style:paragraph-properties fo:margin-left="0.4917in" fo:margin-right="0in" fo:text-indent="0in" style:auto-text-indent="false"/>
      <style:text-properties style:font-name="Arial" fo:font-size="10pt" style:font-size-asian="10pt" style:font-name-complex="Arial" style:font-size-complex="10pt" style:font-weight-complex="bold"/>
    </style:style>
    <style:style style:name="P19" style:family="paragraph" style:parent-style-name="Normal_20__28_Web_29_">
      <style:paragraph-properties fo:margin-left="0.4917in" fo:margin-right="0in" fo:text-indent="0in" style:auto-text-indent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Normal_20__28_Web_29_">
      <style:paragraph-properties fo:margin-left="0.4917in" fo:margin-right="0in" fo:orphans="2" fo:widows="2" fo:text-indent="0in" style:auto-text-indent="false" style:writing-mode="lr-tb"/>
      <style:text-properties style:use-window-font-color="true" style:font-name="Arial" fo:font-size="14pt" fo:language="pt" fo:country="BR" fo:font-weight="bold" style:font-name-asian="Times New Roman" style:font-size-asian="14pt" style:font-weight-asian="bold" style:font-name-complex="Arial" style:font-size-complex="14pt" style:language-complex="ar" style:country-complex="SA" style:font-weight-complex="bold"/>
    </style:style>
    <style:style style:name="P21" style:family="paragraph" style:parent-style-name="Text_20_body">
      <style:paragraph-properties fo:margin-top="0in" fo:margin-bottom="0.1945in" fo:text-align="end" style:justify-single-word="false"/>
      <style:text-properties fo:color="#000000" style:font-name="Verdana" fo:font-size="18pt" fo:font-weight="bold" style:font-size-asian="18pt" style:font-weight-asian="bold"/>
    </style:style>
    <style:style style:name="P22" style:family="paragraph" style:parent-style-name="Normal_20__28_Web_29_">
      <style:paragraph-properties fo:break-before="pag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23" style:family="paragraph" style:parent-style-name="Normal_20__28_Web_29_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Normal_20__28_Web_29_">
      <style:text-properties style:font-name="Arial" fo:font-size="10pt" style:font-size-asian="10pt" style:font-name-complex="Arial" style:font-size-complex="10pt" style:font-weight-complex="bold"/>
    </style:style>
    <style:style style:name="P25" style:family="paragraph" style:parent-style-name="Normal_20__28_Web_29_">
      <style:text-properties style:font-name="Arial" fo:font-size="10pt" fo:language="en" fo:country="US" style:font-size-asian="10pt" style:font-name-complex="Arial" style:font-size-complex="10pt" style:font-weight-complex="bold"/>
    </style:style>
    <style:style style:name="P26" style:family="paragraph" style:parent-style-name="Normal_20__28_Web_29_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Normal_20__28_Web_29_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28" style:family="paragraph" style:parent-style-name="Normal_20__28_Web_29_">
      <style:paragraph-properties fo:margin-left="0.9835in" fo:margin-right="0in" fo:text-indent="0in" style:auto-text-indent="false"/>
    </style:style>
    <style:style style:name="P29" style:family="paragraph" style:parent-style-name="Normal_20__28_Web_29_">
      <style:paragraph-properties fo:margin-left="0.9835in" fo:margin-right="0in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Normal_20__28_Web_29_">
      <style:paragraph-properties fo:margin-left="0.9835in" fo:margin-right="0in" fo:text-indent="0in" style:auto-text-indent="false"/>
      <style:text-properties style:font-name="Arial" fo:font-size="10pt" style:font-size-asian="10pt" style:font-name-complex="Arial" style:font-size-complex="10pt" style:font-weight-complex="bold"/>
    </style:style>
    <style:style style:name="P31" style:family="paragraph" style:parent-style-name="Normal_20__28_Web_29_">
      <style:paragraph-properties fo:margin-left="0.4917in" fo:margin-right="0in" fo:text-indent="0in" style:auto-text-indent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32" style:family="paragraph" style:parent-style-name="Normal_20__28_Web_29_">
      <style:paragraph-properties fo:margin-left="0.4917in" fo:margin-right="0in" fo:text-indent="0in" style:auto-text-indent="false"/>
      <style:text-properties style:font-name="Arial" fo:font-size="10pt" style:font-size-asian="10pt" style:font-name-complex="Arial" style:font-size-complex="10pt" style:font-weight-complex="bold"/>
    </style:style>
    <style:style style:name="P33" style:family="paragraph" style:parent-style-name="Normal_20__28_Web_29_">
      <style:paragraph-properties fo:margin-left="0.9835in" fo:margin-right="0in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Normal_20__28_Web_29_">
      <style:paragraph-properties fo:margin-left="0.9835in" fo:margin-right="0in" fo:text-indent="0in" style:auto-text-indent="false"/>
      <style:text-properties style:font-name="Arial" fo:font-size="10pt" style:font-size-asian="10pt" style:font-name-complex="Arial" style:font-size-complex="10pt" style:font-weight-complex="bold"/>
    </style:style>
    <style:style style:name="P35" style:family="paragraph" style:parent-style-name="Text_20_body" style:master-page-name="Standard">
      <style:paragraph-properties fo:margin-top="0in" fo:margin-bottom="0.1945in" fo:text-align="end" style:justify-single-word="false" style:page-number="auto"/>
      <style:text-properties fo:color="#000000" style:font-name="Verdana" fo:font-size="18pt" fo:font-weight="bold" style:font-size-asian="18pt" style:font-weight-asian="bold"/>
    </style:style>
    <style:style style:name="P36" style:family="paragraph" style:parent-style-name="Heading_20_1">
      <style:paragraph-properties fo:text-align="end" style:justify-single-word="false"/>
      <style:text-properties fo:font-weight="bold" style:font-weight-asian="bold" style:font-weight-complex="bold"/>
    </style:style>
    <style:style style:name="P37" style:family="paragraph" style:parent-style-name="Heading_20_2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Standard" style:master-page-name="Convert_20_1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name-complex="Arial" style:font-weight-complex="bold"/>
    </style:style>
    <style:style style:name="P40" style:family="paragraph" style:parent-style-name="Standard" style:list-style-name="WW8Num2">
      <style:paragraph-properties fo:margin-left="0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Standard" style:list-style-name="L1">
      <style:paragraph-properties fo:margin-left="0.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42" style:family="paragraph" style:parent-style-name="Standard">
      <style:paragraph-properties fo:margin-left="0.4917in" fo:margin-right="0in" fo:text-indent="0in" style:auto-text-indent="false"/>
      <style:text-properties fo:font-variant="normal" fo:text-transform="none" fo:color="#000000" style:font-name="arial" fo:font-size="9.75pt" fo:letter-spacing="normal" fo:font-style="normal" fo:font-weight="normal" style:font-size-asian="10pt" style:font-weight-asian="bold" style:font-name-complex="Arial" style:font-size-complex="10pt" style:font-weight-complex="bold"/>
    </style:style>
    <style:style style:name="T1" style:family="text">
      <style:text-properties style:font-name="Arial" fo:font-size="10pt" style:font-size-asian="10pt" style:font-name-complex="Arial" style:font-size-complex="10pt" style:font-weight-complex="bold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language="en" fo:country="US" style:font-size-asian="10pt" style:font-name-complex="Arial" style:font-size-complex="10pt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font-name-complex="Arial" style:text-rotation-angle="90" style:text-rotation-scale="line-heigh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21"/>
      <text:p text:style-name="P1">Cálculo de Pontos de Casos de Uso </text:p>
      <text:p text:style-name="P1"/>
      <text:p text:style-name="P1"/>
      <text:h text:style-name="P36" text:outline-level="1">Sistema de Gerenciamento de Conferências Tecnológicas</text:h>
      <text:p text:style-name="P3"/>
      <text:p text:style-name="P3"/>
      <text:p text:style-name="P3"/>
      <text:p text:style-name="P3"/>
      <text:p text:style-name="P3"/>
      <text:p text:style-name="P5">Versão 1.2</text:p>
      <text:p text:style-name="P5"/>
      <text:p text:style-name="P5">05/11/2009</text:p>
      <text:p text:style-name="P5"/>
      <text:p text:style-name="P5"/>
      <text:p text:style-name="P5"/>
      <text:p text:style-name="P5">Instituto de Computação – UNICAMP</text:p>
      <text:p text:style-name="P6"/>
      <text:p text:style-name="P6"/>
      <text:p text:style-name="P6"/>
      <text:p text:style-name="P6"/>
      <text:p text:style-name="P8">Grupo:</text:p>
      <text:p text:style-name="P8">Anderson Philip Birocchi<text:tab/>072787</text:p>
      <text:p text:style-name="P8">David Burth Kurka<text:tab/><text:tab/>070589</text:p>
      <text:p text:style-name="P7">Filipe Simão Cetara Berti<text:tab/>060866</text:p>
      <text:p text:style-name="P7">Jorge Augusto Hongo<text:tab/><text:tab/>071294</text:p>
      <text:p text:style-name="P7">Raphael Kubo da Costa<text:tab/>072201</text:p>
      <text:p text:style-name="P39">Histórico de Revisões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Data</text:p>
          </table:table-cell>
          <table:table-cell table:style-name="Table2.A1" office:value-type="string">
            <text:p text:style-name="P9">Versão</text:p>
          </table:table-cell>
          <table:table-cell table:style-name="Table2.A1" office:value-type="string">
            <text:p text:style-name="P9">Descrição</text:p>
          </table:table-cell>
          <table:table-cell table:style-name="Table2.D1" office:value-type="string">
            <text:p text:style-name="P9">Autor</text:p>
          </table:table-cell>
        </table:table-row>
        <table:table-row table:style-name="Table2.2">
          <table:table-cell table:style-name="Table2.A2" office:value-type="string">
            <text:p text:style-name="P4">03/nov/09</text:p>
          </table:table-cell>
          <table:table-cell table:style-name="Table2.A2" office:value-type="string">
            <text:p text:style-name="P4">1.0</text:p>
          </table:table-cell>
          <table:table-cell table:style-name="Table2.A2" office:value-type="string">
            <text:p text:style-name="P4">Criação do documento e contabilização dos pontos de casos de uso</text:p>
          </table:table-cell>
          <table:table-cell table:style-name="Table2.D2" office:value-type="string">
            <text:p text:style-name="P4">Jorge A. Hongo</text:p>
          </table:table-cell>
        </table:table-row>
        <table:table-row table:style-name="Table2.3">
          <table:table-cell table:style-name="Table2.A2" office:value-type="string">
            <text:p text:style-name="P4">06/nov/09</text:p>
          </table:table-cell>
          <table:table-cell table:style-name="Table2.A2" office:value-type="string">
            <text:p text:style-name="P4">1.1</text:p>
          </table:table-cell>
          <table:table-cell table:style-name="Table2.A2" office:value-type="string">
            <text:p text:style-name="P4">Recalculo dos pontos de casos de uso refinados</text:p>
          </table:table-cell>
          <table:table-cell table:style-name="Table2.D2" office:value-type="string">
            <text:p text:style-name="P4">Jorge A. Hongo</text:p>
          </table:table-cell>
        </table:table-row>
        <table:table-row table:style-name="Table2.3">
          <table:table-cell table:style-name="Table2.A4" office:value-type="string">
            <text:p text:style-name="P4">06/nov/09</text:p>
          </table:table-cell>
          <table:table-cell table:style-name="Table2.A4" office:value-type="string">
            <text:p text:style-name="P4">1.2</text:p>
          </table:table-cell>
          <table:table-cell table:style-name="Table2.A4" office:value-type="string">
            <text:p text:style-name="P4">Formatação e revisão</text:p>
          </table:table-cell>
          <table:table-cell table:style-name="Table2.D4" office:value-type="string">
            <text:p text:style-name="P4">David B. Kurk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o</text:p>
          </table:table-cell>
          <table:table-cell table:style-name="Table1.B1" office:value-type="string">
            <text:p text:style-name="P9">Autor</text:p>
          </table:table-cell>
        </table:table-row>
        <table:table-row table:style-name="Table1.2">
          <table:table-cell table:style-name="Table1.A2" office:value-type="string">
            <text:p text:style-name="P11"><text:span text:style-name="T5">10/set/09</text:span><text:span text:style-name="T4">1.0Criação do documento a partir de modelo</text:span></text:p>
          </table:table-cell>
          <table:table-cell table:style-name="Table1.B2" office:value-type="string">
            <text:p text:style-name="P4">Jorge A. Hongo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h text:style-name="P37" text:outline-level="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8" text:outline-level="2">Tabela de Conteúdo</text:h>
      <text:list xml:id="list1152261229" text:style-name="WW8Num2">
        <text:list-header>
          <text:p text:style-name="P40"/>
        </text:list-header>
      </text:list>
      <text:p text:style-name="P13">1 Introdução.................................................................................................................................................<text:tab/>4</text:p>
      <text:p text:style-name="P13">2 Calculo de Fatores Técnicos e Ambientais...............................................................................................<text:tab/>4</text:p>
      <text:p text:style-name="P13">3 Calculo dos pontos de caso de uso..........................................................................................................<text:tab/>4</text:p>
      <text:p text:style-name="P15">3.1 Criar Conferência......................................................................................................................<text:tab/>4</text:p>
      <text:p text:style-name="P16">3.2 Realizar Cadastro.....................................................................................................................<text:tab/>5</text:p>
      <text:p text:style-name="P16">3.3 Efetuar Inscrição.......................................................................................................................<text:tab/>5</text:p>
      <text:list xml:id="list1897766220" text:style-name="L1">
        <text:list-item>
          <text:list>
            <text:list-header>
              <text:p text:style-name="P41">3.4 Submeter Trabalhos.................................................................................................................<text:tab/>5</text:p>
              <text:p text:style-name="P41">3.5 Editar Trabalhos....................................................................................................................<text:tab/>6</text:p>
              <text:p text:style-name="P41">3.6 Atribuir Revisores....................................................................................................................<text:tab/>6</text:p>
              <text:p text:style-name="P41">3.7 Avaliar Trabalhos....................................................................................................................<text:tab/>6</text:p>
              <text:p text:style-name="P41">3.8 Editar Revisores.......................................................................................................................<text:tab/>6</text:p>
              <text:p text:style-name="P41">3.9 Ver Comentários da Revisão....................................................................................................<text:tab/>6</text:p>
              <text:p text:style-name="P41">3.10 Aceitar/Rejeitar Trabalhos.......................................................................................................<text:tab/>6</text:p>
            </text:list-header>
          </text:list>
        </text:list-item>
      </text:list>
      <text:p text:style-name="P13">4 Somatória dos pontos...............................................................................................................................<text:tab/>7</text:p>
      <text:p text:style-name="P23"/>
      <text:p text:style-name="P23"/>
      <text:p text:style-name="P23"/>
      <text:p text:style-name="P26"/>
      <text:p text:style-name="P22">1. introdução</text:p>
      <text:p text:style-name="P42"><text:bookmark text:name=":13u"/>Este documento apresenta o cálculo de métricas para a contagem do tamanho do projeto de Software. Escolhemos uma métrica baseada em casos de uso devido a pouca precisão da métrica por pontos de função, visto a dependência do autor para a precisão da métrica com a divisão de tarefas desejada pelo grupo.</text:p>
      <text:p text:style-name="P23"/>
      <text:p text:style-name="P23"/>
      <text:p text:style-name="P27">2. Fatores técnicos</text:p>
      <text:p text:style-name="P24"/>
      <text:p text:style-name="P24"><text:tab/>T1 - (0)</text:p>
      <text:p text:style-name="Normal_20__28_Web_29_"><text:span text:style-name="T1"><text:tab/>T2 -</text:span><text:span text:style-name="T2"> </text:span><text:span text:style-name="T1">(4)</text:span></text:p>
      <text:p text:style-name="P24"><text:tab/>T3 – (2)</text:p>
      <text:p text:style-name="Normal_20__28_Web_29_"><text:span text:style-name="T1"><text:tab/></text:span><text:span text:style-name="T3">T4 – (1)</text:span></text:p>
      <text:p text:style-name="P25"><text:tab/>T5 – (1)</text:p>
      <text:p text:style-name="P25"><text:tab/>T6 – (0)</text:p>
      <text:p text:style-name="P25"><text:tab/>T7 – (4)</text:p>
      <text:p text:style-name="P25"><text:tab/>T8 – (0)</text:p>
      <text:p text:style-name="P25"><text:tab/>T9 – (1)</text:p>
      <text:p text:style-name="P25"><text:tab/>T10 – (5)</text:p>
      <text:p text:style-name="P25"><text:tab/>T11 – (5)</text:p>
      <text:p text:style-name="P25"><text:tab/>T12 – (3)</text:p>
      <text:p text:style-name="P25"><text:tab/>T13 – (0)</text:p>
      <text:p text:style-name="P25"/>
      <text:p text:style-name="P24">TFactor = 2</text:p>
      <text:p text:style-name="P24">TCF = 0,62</text:p>
      <text:p text:style-name="P24"/>
      <text:p text:style-name="P23">Fatores ambientais</text:p>
      <text:p text:style-name="Normal_20__28_Web_29_"><text:span text:style-name="T2"><text:tab/></text:span><text:span text:style-name="T1">FA1 – (3)</text:span></text:p>
      <text:p text:style-name="P24"><text:tab/>FA2 – (3)</text:p>
      <text:p text:style-name="P24"><text:tab/>FA3 – (1)</text:p>
      <text:p text:style-name="P24"><text:tab/>FA4 – (1)</text:p>
      <text:p text:style-name="P24"><text:tab/>FA5 – (1)</text:p>
      <text:p text:style-name="P24"><text:tab/>FA6 – (1)</text:p>
      <text:p text:style-name="P24"><text:tab/>FA7 – (4)</text:p>
      <text:p text:style-name="P24"><text:tab/>FA8 – (2)</text:p>
      <text:p text:style-name="P24"/>
      <text:p text:style-name="P24">EFactor = 2</text:p>
      <text:p text:style-name="P24">ECF = 1,34</text:p>
      <text:p text:style-name="P23"/>
      <text:p text:style-name="P23"/>
      <text:p text:style-name="P14">3. Calculo dos pontos de caso de uso</text:p>
      <text:p text:style-name="P19">3.1. Criar Conferência</text:p>
      <text:p text:style-name="P17"/>
      <text:p text:style-name="P29">Pesos dos atores:</text:p>
      <text:p text:style-name="P30"><text:tab/>Número de atores: 1</text:p>
      <text:p text:style-name="P30"><text:tab/>Tipo: complexo</text:p>
      <text:p text:style-name="P30"><text:tab/>UAW: 1*3 = 3</text:p>
      <text:p text:style-name="P30"/>
      <text:p text:style-name="P29">Peso do Caso de Uso:</text:p>
      <text:p text:style-name="P28"><text:span text:style-name="T2"><text:tab/></text:span><text:span text:style-name="T1">Número de transações: 8</text:span></text:p>
      <text:p text:style-name="P30"><text:tab/>Tipo: Complexo</text:p>
      <text:p text:style-name="P30"><text:tab/>UUCW: 24</text:p>
      <text:p text:style-name="P17"><text:soft-page-break/></text:p>
      <text:p text:style-name="P17"/>
      <text:p text:style-name="P20">3.2. Realizar Cadastro</text:p>
      <text:p text:style-name="P17"/>
      <text:p text:style-name="P29">Pesos dos atores:</text:p>
      <text:p text:style-name="P30"><text:tab/>Número de atores: 3</text:p>
      <text:p text:style-name="P30"><text:tab/>Tipo: complexo</text:p>
      <text:p text:style-name="P30"><text:tab/>UAW: 3*3 = 9</text:p>
      <text:p text:style-name="P30"/>
      <text:p text:style-name="P29">Peso do Caso de Uso:</text:p>
      <text:p text:style-name="P28"><text:span text:style-name="T2"><text:tab/></text:span><text:span text:style-name="T1">Número de transações: 7</text:span></text:p>
      <text:p text:style-name="P30"><text:tab/>Tipo: Médio</text:p>
      <text:p text:style-name="P30"><text:tab/>UUCW: 14</text:p>
      <text:p text:style-name="P18"/>
      <text:p text:style-name="P20">3.3. Efetuar Inscrição</text:p>
      <text:p text:style-name="P17"/>
      <text:p text:style-name="P29">Pesos dos atores:</text:p>
      <text:p text:style-name="P30"><text:tab/>Número de atores: 3</text:p>
      <text:p text:style-name="P30"><text:tab/>Tipo: complexo</text:p>
      <text:p text:style-name="P30"><text:tab/>UAW: 3*3 = 9</text:p>
      <text:p text:style-name="P30"/>
      <text:p text:style-name="P29">Peso do Caso de Uso:</text:p>
      <text:p text:style-name="P28"><text:span text:style-name="T2"><text:tab/></text:span><text:span text:style-name="T1">Número de transações: 7</text:span></text:p>
      <text:p text:style-name="P30"><text:tab/>Tipo: Médio</text:p>
      <text:p text:style-name="P30"><text:tab/>UUCW: 14</text:p>
      <text:p text:style-name="P18"/>
      <text:p text:style-name="P20">3.4. Submeter Trabalhos</text:p>
      <text:p text:style-name="P17"/>
      <text:p text:style-name="P29">Pesos dos atores:</text:p>
      <text:p text:style-name="P30"><text:tab/>Número de atores: 1</text:p>
      <text:p text:style-name="P30"><text:tab/>Tipo: complexo</text:p>
      <text:p text:style-name="P30"><text:tab/>UAW: 1*3 = 3</text:p>
      <text:p text:style-name="P30"/>
      <text:p text:style-name="P29">Peso do Caso de Uso:</text:p>
      <text:p text:style-name="P28"><text:span text:style-name="T2"><text:tab/></text:span><text:span text:style-name="T1">Número de transações: 8</text:span></text:p>
      <text:p text:style-name="P30"><text:tab/>Tipo: Complexo</text:p>
      <text:p text:style-name="P30"><text:tab/>UUCW: 24</text:p>
      <text:p text:style-name="P17"/>
      <text:p text:style-name="P20">3.5. Editar trabalhos</text:p>
      <text:p text:style-name="P17"/>
      <text:p text:style-name="P29">Pesos dos atores:</text:p>
      <text:p text:style-name="P30"><text:tab/>Número de atores: 1</text:p>
      <text:p text:style-name="P30"><text:tab/>Tipo: complexo</text:p>
      <text:p text:style-name="P30"><text:tab/>UAW: 1*3 = 3</text:p>
      <text:p text:style-name="P30"/>
      <text:p text:style-name="P29">Peso do Caso de Uso:</text:p>
      <text:p text:style-name="P28"><text:span text:style-name="T2"><text:tab/></text:span><text:span text:style-name="T1">Número de transações: 9</text:span></text:p>
      <text:p text:style-name="P30"><text:tab/>Tipo: Complexo</text:p>
      <text:p text:style-name="P30"><text:tab/>UUCW: 27</text:p>
      <text:p text:style-name="P18"/>
      <text:p text:style-name="P18"/>
      <text:p text:style-name="P18"/>
      <text:p text:style-name="P20"><text:soft-page-break/>3.6. Atribuir revisores</text:p>
      <text:p text:style-name="P17"/>
      <text:p text:style-name="P29">Pesos dos atores:</text:p>
      <text:p text:style-name="P30"><text:tab/>Número de atores: 1</text:p>
      <text:p text:style-name="P30"><text:tab/>Tipo: complexo</text:p>
      <text:p text:style-name="P30"><text:tab/>UAW: 1*3 = 3</text:p>
      <text:p text:style-name="P30"/>
      <text:p text:style-name="P29">Peso do Caso de Uso:</text:p>
      <text:p text:style-name="P28"><text:span text:style-name="T2"><text:tab/></text:span><text:span text:style-name="T1">Número de transações: 9</text:span></text:p>
      <text:p text:style-name="P30"><text:tab/>Tipo: Complexo</text:p>
      <text:p text:style-name="P30"><text:tab/>UUCW: 27</text:p>
      <text:p text:style-name="P18"/>
      <text:p text:style-name="P20">3.7. Avaliar trabalhos</text:p>
      <text:p text:style-name="P17"/>
      <text:p text:style-name="P29">Pesos dos atores:</text:p>
      <text:p text:style-name="P30"><text:tab/>Número de atores: 1</text:p>
      <text:p text:style-name="P30"><text:tab/>Tipo: complexo</text:p>
      <text:p text:style-name="P30"><text:tab/>UAW: 1*3 = 3</text:p>
      <text:p text:style-name="P30"/>
      <text:p text:style-name="P29">Peso do Caso de Uso:</text:p>
      <text:p text:style-name="P28"><text:span text:style-name="T2"><text:tab/></text:span><text:span text:style-name="T1">Número de transações: 9</text:span></text:p>
      <text:p text:style-name="P30"><text:tab/>Tipo: Complexo</text:p>
      <text:p text:style-name="P30"><text:tab/>UUCW: 27</text:p>
      <text:p text:style-name="P18"/>
      <text:p text:style-name="P20">3.8. Editar revisores</text:p>
      <text:p text:style-name="P17"/>
      <text:p text:style-name="P29">Pesos dos atores:</text:p>
      <text:p text:style-name="P30"><text:tab/>Número de atores: 1</text:p>
      <text:p text:style-name="P30"><text:tab/>Tipo: complexo</text:p>
      <text:p text:style-name="P30"><text:tab/>UAW: 1*3 = 3</text:p>
      <text:p text:style-name="P30"/>
      <text:p text:style-name="P29">Peso do Caso de Uso:</text:p>
      <text:p text:style-name="P28"><text:span text:style-name="T2"><text:tab/></text:span><text:span text:style-name="T1">Número de transações: 8</text:span></text:p>
      <text:p text:style-name="P30"><text:tab/>Tipo: Complexo</text:p>
      <text:p text:style-name="P30"><text:tab/>UUCW: 24</text:p>
      <text:p text:style-name="P18"/>
      <text:p text:style-name="P20">3.9. Ver comentários da revisão</text:p>
      <text:p text:style-name="P17"/>
      <text:p text:style-name="P29">Pesos dos atores:</text:p>
      <text:p text:style-name="P30"><text:tab/>Número de atores: 1</text:p>
      <text:p text:style-name="P30"><text:tab/>Tipo: complexo</text:p>
      <text:p text:style-name="P30"><text:tab/>UAW: 1*3 = 3</text:p>
      <text:p text:style-name="P30"/>
      <text:p text:style-name="P29">Peso do Caso de Uso:</text:p>
      <text:p text:style-name="P28"><text:span text:style-name="T2"><text:tab/></text:span><text:span text:style-name="T1">Número de transações: 4</text:span></text:p>
      <text:p text:style-name="P30"><text:tab/>Tipo: Médio</text:p>
      <text:p text:style-name="P30"><text:tab/>UUCW: 8</text:p>
      <text:p text:style-name="P18"/>
      <text:p text:style-name="P19">3.10. Aceitar/Rejeitar trabalhos</text:p>
      <text:p text:style-name="P17"/>
      <text:p text:style-name="P29">Pesos dos atores:</text:p>
      <text:p text:style-name="P30"><text:tab/>Número de atores: 1</text:p>
      <text:p text:style-name="P30"><text:soft-page-break/><text:tab/>Tipo: complexo</text:p>
      <text:p text:style-name="P30"><text:tab/>UAW: 1*3 = 3</text:p>
      <text:p text:style-name="P30"/>
      <text:p text:style-name="P29">Peso do Caso de Uso:</text:p>
      <text:p text:style-name="P28"><text:span text:style-name="T2"><text:tab/></text:span><text:span text:style-name="T1">Número de transações: 6</text:span></text:p>
      <text:p text:style-name="P30"><text:tab/>Tipo: Médio</text:p>
      <text:p text:style-name="P30"><text:tab/>UUCW: 12</text:p>
      <text:p text:style-name="P18"/>
      <text:p text:style-name="P18"/>
      <text:p text:style-name="P14">4. Somatória dos pontos</text:p>
      <text:p text:style-name="P18">Somatória do UAW: 42</text:p>
      <text:p text:style-name="P18">Somatória do UUCW: 201</text:p>
      <text:p text:style-name="P18"/>
      <text:p text:style-name="P18">UUCP: 243</text:p>
      <text:p text:style-name="P18">UCP: 201,8844</text:p>
      <text:p text:style-name="P18"/>
      <text:p text:style-name="P2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sans-serif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_20__28_Web_29_" style:display-name="Normal (Web)" style:family="paragraph" style:parent-style-name="Standard"/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398in" style:type="center"/>
          <style:tab-stop style:position="7.4799in" style:type="right"/>
        </style:tab-stops>
      </style:paragraph-properties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5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1) Criar Conferência:</dc:title>
    <meta:initial-creator>Jorge Hongo</meta:initial-creator>
    <meta:creation-date>2009-11-03T14:03:00</meta:creation-date>
    <dc:creator>Raphael Kubo da Costa</dc:creator>
    <dc:date>2009-11-07T19:14:22</dc:date>
    <meta:editing-cycles>14</meta:editing-cycles>
    <meta:editing-duration>PT01H30M25S</meta:editing-duration>
    <meta:generator>OpenOffice.org/3.1$Linux OpenOffice.org_project/310m19$Build-9420</meta:generator>
    <meta:document-statistic meta:table-count="2" meta:image-count="0" meta:object-count="0" meta:page-count="7" meta:paragraph-count="172" meta:word-count="620" meta:character-count="4884"/>
  </office:meta>
</office:document-meta>
</file>